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6c07" officeooo:paragraph-rsid="00146c07"/>
    </style:style>
    <style:style style:name="P2" style:family="paragraph" style:parent-style-name="Standard">
      <style:paragraph-properties fo:text-align="justify" style:justify-single-word="false"/>
      <style:text-properties officeooo:rsid="00146c07" officeooo:paragraph-rsid="00146c07"/>
    </style:style>
    <style:style style:name="P3" style:family="paragraph" style:parent-style-name="Standard">
      <style:paragraph-properties fo:text-align="justify" style:justify-single-word="false"/>
      <style:text-properties officeooo:rsid="0014b7e3" officeooo:paragraph-rsid="0014b7e3"/>
    </style:style>
    <style:style style:name="P4" style:family="paragraph" style:parent-style-name="Standard">
      <style:text-properties officeooo:rsid="0017c656" officeooo:paragraph-rsid="0017c656"/>
    </style:style>
    <style:style style:name="P5" style:family="paragraph" style:parent-style-name="Standard">
      <style:text-properties fo:color="#0000cc" officeooo:rsid="0017c656" officeooo:paragraph-rsid="0017c656"/>
    </style:style>
    <style:style style:name="P6" style:family="paragraph" style:parent-style-name="Standard">
      <style:text-properties fo:color="#0000cc" officeooo:rsid="00183ead" officeooo:paragraph-rsid="00183ead"/>
    </style:style>
    <style:style style:name="P7" style:family="paragraph" style:parent-style-name="Standard">
      <style:text-properties officeooo:rsid="00183ead" officeooo:paragraph-rsid="00183ead"/>
    </style:style>
    <style:style style:name="P8" style:family="paragraph" style:parent-style-name="Standard">
      <style:paragraph-properties fo:text-align="justify" style:justify-single-word="false"/>
      <style:text-properties fo:color="#0000cc" officeooo:rsid="0019dba3" officeooo:paragraph-rsid="0019dba3"/>
    </style:style>
    <style:style style:name="P9" style:family="paragraph" style:parent-style-name="Standard">
      <style:paragraph-properties fo:text-align="justify" style:justify-single-word="false"/>
      <style:text-properties fo:color="#0000cc" officeooo:rsid="001b612e" officeooo:paragraph-rsid="001b612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Exercici 1</text:span> Confecciona una classe «empleat» que dispose de dos atributs «nom i sou» i in metode que ha de servir per inicialitzar la classe, assignant un nom i un sou a l'empleat, planteja un segon mètode que indique si ha de pagar o no impostos. Únicament haurà de pagar si supera els 12.000 € bruts anuals.</text:p>
      <text:p text:style-name="P1"/>
      <text:p text:style-name="P4"/>
      <text:p text:style-name="P5">class Empleat{</text:p>
      <text:p text:style-name="P5"><text:s text:c="4"/>private $nom;</text:p>
      <text:p text:style-name="P5"><text:s text:c="4"/>private $sou;</text:p>
      <text:p text:style-name="P5"><text:s text:c="4"/></text:p>
      <text:p text:style-name="P5"><text:s text:c="4"/>public function __construct($nom, $sou){</text:p>
      <text:p text:style-name="P5"><text:s text:c="8"/>$this-&gt;nom = $nom;</text:p>
      <text:p text:style-name="P5"><text:s text:c="8"/>$this-&gt;sou = $sou;</text:p>
      <text:p text:style-name="P5"><text:s text:c="4"/>}</text:p>
      <text:p text:style-name="P5"><text:s text:c="4"/>public function PreguntaPagarImpostos(){</text:p>
      <text:p text:style-name="P5"><text:s text:c="8"/>if($this-&gt;sou&gt;12000){</text:p>
      <text:p text:style-name="P5"><text:s text:c="12"/>echo "Ha de pagar els impostos";</text:p>
      <text:p text:style-name="P5"><text:s text:c="8"/>}else{</text:p>
      <text:p text:style-name="P5"><text:s text:c="12"/>echo "no ha de pagar impostos";</text:p>
      <text:p text:style-name="P5"><text:s text:c="8"/>}</text:p>
      <text:p text:style-name="P5"><text:s text:c="4"/>}</text:p>
      <text:p text:style-name="P5">}</text:p>
      <text:p text:style-name="P1"/>
      <text:p text:style-name="P2"><text:span text:style-name="T1">Exercici 2</text:span> Confeccionar una classe menú que ens permeti afegir la quantitat d'opcions que desitgem, aquest menú ha d'estar format per un identificador i un enllaç a una pàgina web.</text:p>
      <text:p text:style-name="P1"/>
      <text:p text:style-name="P1">1-. google – <text:a xlink:type="simple" xlink:href="http://www.google.com/" text:style-name="Internet_20_link" text:visited-style-name="Visited_20_Internet_20_Link">www.google.com</text:a></text:p>
      <text:p text:style-name="P1">2-. gmail – <text:a xlink:type="simple" xlink:href="http://www.gmail.com/" text:style-name="Internet_20_link" text:visited-style-name="Visited_20_Internet_20_Link">www.gmail.com</text:a></text:p>
      <text:p text:style-name="P1">...</text:p>
      <text:p text:style-name="P1"/>
      <text:p text:style-name="P1">Implementa dos mètodes per tal de mostrar el menú horitzontal o verticalment.</text:p>
      <text:p text:style-name="P1"/>
      <text:p text:style-name="P7"/>
      <text:p text:style-name="P6">class menu {</text:p>
      <text:p text:style-name="P6"><text:s text:c="4"/>//Atributos</text:p>
      <text:p text:style-name="P6"><text:s text:c="4"/>private $opcions = array();</text:p>
      <text:p text:style-name="P6"><text:s text:c="4"/></text:p>
      <text:p text:style-name="P6"><text:s text:c="4"/>//Metodos</text:p>
      <text:p text:style-name="P6"><text:s text:c="4"/>public function __get($name) {</text:p>
      <text:p text:style-name="P6"><text:s text:c="8"/>return $this-&gt;opcions[$name];</text:p>
      <text:p text:style-name="P6"><text:s text:c="4"/>}</text:p>
      <text:p text:style-name="P6"/>
      <text:p text:style-name="P6"><text:s text:c="4"/>public function __set($name, $value) {</text:p>
      <text:p text:style-name="P6"><text:s text:c="8"/>$this-&gt;opcions[$name] = $value;</text:p>
      <text:p text:style-name="P6"><text:s text:c="4"/>}</text:p>
      <text:p text:style-name="P6"><text:s text:c="4"/></text:p>
      <text:p text:style-name="P6"><text:s text:c="4"/>public function MostrarHor(){</text:p>
      <text:p text:style-name="P6"><text:s text:c="8"/>$n = 1;</text:p>
      <text:p text:style-name="P6"><text:s text:c="8"/>foreach ($this-&gt;opcions as $clave =&gt; $valor){</text:p>
      <text:p text:style-name="P6"><text:s text:c="12"/>echo "$n-. $clave - &lt;a href='http://$valor'&gt;$valor&lt;/a&gt; <text:s/>";</text:p>
      <text:p text:style-name="P6"><text:s text:c="12"/>$n++;</text:p>
      <text:p text:style-name="P6"><text:s text:c="8"/>}</text:p>
      <text:p text:style-name="P6"><text:soft-page-break/><text:s text:c="4"/>}</text:p>
      <text:p text:style-name="P6"><text:s text:c="4"/>public function MostrarVer(){</text:p>
      <text:p text:style-name="P6"><text:s text:c="8"/>$n = 1;</text:p>
      <text:p text:style-name="P6"><text:s text:c="8"/>foreach($this-&gt;opcions as $clave =&gt; $valor){</text:p>
      <text:p text:style-name="P6"><text:s text:c="12"/>echo "$n-. $clave - &lt;a href='http://$valor'&gt;$valor&lt;/a&gt;&lt;br&gt;";</text:p>
      <text:p text:style-name="P6"><text:s text:c="12"/>$n++;</text:p>
      <text:p text:style-name="P6"><text:s text:c="8"/>}</text:p>
      <text:p text:style-name="P6"><text:s text:c="4"/>}</text:p>
      <text:p text:style-name="P6">}</text:p>
      <text:p text:style-name="P6"/>
      <text:p text:style-name="P6"/>
      <text:p text:style-name="P6">$menu1 = new menu();</text:p>
      <text:p text:style-name="P6"/>
      <text:p text:style-name="P6">$menu1-&gt;google = 'www.google.com';</text:p>
      <text:p text:style-name="P6">$menu1-&gt;gmail = 'www.gmail.com';</text:p>
      <text:p text:style-name="P6">$menu1-&gt;tres = 'www.pun.tos';</text:p>
      <text:p text:style-name="P6"/>
      <text:p text:style-name="P6">echo $menu1-&gt;MostrarHor();</text:p>
      <text:p text:style-name="P6">echo "&lt;br&gt;&lt;br&gt;";</text:p>
      <text:p text:style-name="P6">echo $menu1-&gt;MostrarVer();</text:p>
      <text:p text:style-name="P1"/>
      <text:p text:style-name="P3"><text:span text:style-name="T1">Exercici 3</text:span> Confeccionar una classe que ens permeti crear una taula d'un número determinat de files i columnes, fent servir el constructor, recorda «__constructor» definir una funció que ens permeti carregar una dada en una fila i columna determinada. Així com definir el seu color de font i fons, finalment haurà de mostrar les dades de la taula en un HTML fent servir la funció de classe mostra().</text:p>
      <text:p text:style-name="P3"/>
      <text:p text:style-name="P9"/>
      <text:p text:style-name="P9">echo "</text:p>
      <text:p text:style-name="P9"><text:s text:c="12"/>&lt;style&gt;</text:p>
      <text:p text:style-name="P9"><text:s text:c="16"/>* {margin: 0; padding: 0}</text:p>
      <text:p text:style-name="P9"><text:s text:c="16"/>html,body{height:100%}</text:p>
      <text:p text:style-name="P9"><text:s text:c="16"/>body {background: #333333}</text:p>
      <text:p text:style-name="P9"><text:s text:c="16"/>td{width:30px; height:30px; text-align:center; background: #ffffff; border-radius:30px}</text:p>
      <text:p text:style-name="P9"><text:s text:c="16"/>.block{padding: 25px 0}</text:p>
      <text:p text:style-name="P9"><text:s text:c="16"/>table{background: gray; border-radius:15px}</text:p>
      <text:p text:style-name="P9"><text:s text:c="12"/>&lt;/style&gt;";</text:p>
      <text:p text:style-name="P9"/>
      <text:p text:style-name="P9">class taula{</text:p>
      <text:p text:style-name="P9"><text:s text:c="4"/>private $arr;</text:p>
      <text:p text:style-name="P9"><text:s text:c="4"/>private $f;</text:p>
      <text:p text:style-name="P9"><text:s text:c="4"/>private $c;</text:p>
      <text:p text:style-name="P9"><text:s text:c="4"/>private $y;</text:p>
      <text:p text:style-name="P9"><text:s text:c="4"/>public function __construct($f,$c){ <text:s text:c="7"/></text:p>
      <text:p text:style-name="P9"><text:s text:c="8"/>$this-&gt;f = $f;</text:p>
      <text:p text:style-name="P9"><text:s text:c="8"/>$this-&gt;c = $c;</text:p>
      <text:p text:style-name="P9"><text:s text:c="8"/>$this-&gt;arr = array_fill(0,$f,array_fill(0,$c,"&lt;td&gt;0&lt;/td&gt;"));</text:p>
      <text:p text:style-name="P9"><text:s text:c="4"/>}</text:p>
      <text:p text:style-name="P9"><text:s text:c="4"/>public function omplir($f,$c,$value,$color,$fons){</text:p>
      <text:p text:style-name="P9"><text:s text:c="8"/>$this-&gt;arr[$f][$c]="&lt;td style='color:$color; background-color:$fons'&gt;$value&lt;/td&gt;";</text:p>
      <text:p text:style-name="P9"><text:s text:c="4"/>}</text:p>
      <text:p text:style-name="P9"><text:s text:c="4"/>public function mostrar(){</text:p>
      <text:p text:style-name="P9"><text:soft-page-break/><text:s text:c="8"/>echo "&lt;div class='block'&gt;&lt;table border='1'&gt;";</text:p>
      <text:p text:style-name="P9"><text:s text:c="8"/>foreach($this-&gt;arr as $a){</text:p>
      <text:p text:style-name="P9"><text:s text:c="12"/>echo"&lt;tr&gt;";</text:p>
      <text:p text:style-name="P9"><text:s text:c="12"/>foreach($a as $num){</text:p>
      <text:p text:style-name="P9"><text:s text:c="16"/>echo $num;</text:p>
      <text:p text:style-name="P9"><text:s text:c="12"/>}</text:p>
      <text:p text:style-name="P9"><text:s text:c="12"/>echo "&lt;/tr&gt;";</text:p>
      <text:p text:style-name="P9"><text:s text:c="8"/>}</text:p>
      <text:p text:style-name="P9"><text:s text:c="8"/>echo "&lt;/table&gt;&lt;/div&gt;";</text:p>
      <text:p text:style-name="P9"><text:s text:c="4"/>}</text:p>
      <text:p text:style-name="P9">}</text:p>
      <text:p text:style-name="P9"><text:s text:c="4"/>$t = new taula(2,10);</text:p>
      <text:p text:style-name="P9"><text:s text:c="4"/>$t-&gt;omplir(1,3,30,"white","blue");</text:p>
      <text:p text:style-name="P9"><text:s text:c="4"/>$t-&gt;mostrar();</text:p>
      <text:p text:style-name="P9"><text:s text:c="4"/>$t = new taula(10,20);</text:p>
      <text:p text:style-name="P9"><text:s text:c="4"/>$t-&gt;omplir(1,3,30,"white","blue");</text:p>
      <text:p text:style-name="P9"><text:s text:c="4"/>$t-&gt;mostrar();</text:p>
      <text:p text:style-name="P9"><text:s text:c="4"/>$t-&gt;mostrar(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7T15:28:49.973578361</meta:creation-date>
    <dc:date>2016-12-16T17:39:19.118000000</dc:date>
    <meta:editing-duration>PT13M59S</meta:editing-duration>
    <meta:editing-cycles>4</meta:editing-cycles>
    <meta:generator>LibreOffice/5.1.4.2$Windows_x86 LibreOffice_project/f99d75f39f1c57ebdd7ffc5f42867c12031db97a</meta:generator>
    <meta:document-statistic meta:table-count="0" meta:image-count="0" meta:object-count="0" meta:page-count="3" meta:paragraph-count="98" meta:word-count="390" meta:character-count="3408" meta:non-whitespace-character-count="2530"/>
  </office:meta>
</office:document-meta>
</file>